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solid" draw:fill-color="#ff950e" draw:textarea-horizontal-align="justify" draw:textarea-vertical-align="middle" draw:auto-grow-height="false"/>
    </style:style>
    <style:style style:name="gr4" style:family="graphic" style:parent-style-name="standard">
      <style:graphic-properties draw:marker-end="Arrow"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vertical-align="middl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solid" draw:fill-color="#ffffcc"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0.839cm" fo:min-width="0cm"/>
    </style:style>
    <style:style style:name="gr11" style:family="graphic" style:parent-style-name="standard">
      <style:graphic-properties draw:stroke="none" svg:stroke-color="#000000" draw:fill="none" draw:fill-color="#ffffff" fo:min-height="5.842cm"/>
    </style:style>
    <style:style style:name="gr12" style:family="graphic" style:parent-style-name="standard">
      <style:graphic-properties draw:stroke="none" svg:stroke-color="#000000" draw:fill="none" draw:fill-color="#ffffff" fo:min-height="2.159cm"/>
    </style:style>
    <style:style style:name="gr13" style:family="graphic" style:parent-style-name="standard">
      <style:graphic-properties draw:fill="solid" draw:fill-color="#ff3333" draw:textarea-horizontal-align="justify" draw:textarea-vertical-align="middle" draw:auto-grow-height="false"/>
    </style:style>
    <style:style style:name="gr14" style:family="graphic" style:parent-style-name="objectwithoutfill">
      <style:graphic-properties draw:stroke="none" draw:fill="none" fo:min-height="0.713cm"/>
    </style:style>
    <style:style style:name="gr15" style:family="graphic" style:parent-style-name="standard">
      <style:graphic-properties draw:stroke="none" svg:stroke-color="#000000" draw:fill="none" draw:fill-color="#ffffff" draw:textarea-horizontal-align="left" draw:auto-grow-height="true" draw:auto-grow-width="false" fo:min-height="0cm" fo:min-width="11.49cm"/>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text-align="center"/>
      <style:text-properties fo:font-size="18pt"/>
    </style:style>
    <style:style style:name="P4" style:family="paragraph">
      <style:text-properties fo:font-size="18pt"/>
    </style:style>
    <style:style style:name="P5" style:family="paragraph">
      <style:text-properties fo:font-size="40pt" fo:font-weight="bold" style:font-size-asian="40pt" style:font-weight-asian="bold" style:font-size-complex="40pt" style:font-weight-complex="bold"/>
    </style:style>
    <style:style style:name="T1" style:family="text">
      <style:text-properties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445cm" svg:height="2.54cm" svg:x="1.635cm" svg:y="1.635cm">
          <text:p text:style-name="P1">failover_check</text:p>
          <text:p text:style-name="P1">fails</text:p>
          <draw:enhanced-geometry svg:viewBox="0 0 21600 21600" draw:glue-points="10800 0 2160 10800 10800 21600 19440 10800" draw:text-areas="4350 0 17250 21600" draw:type="flowchart-manual-operation" draw:enhanced-path="M 0 0 L 21600 0 17250 21600 4350 21600 0 0 Z N"/>
        </draw:custom-shape>
        <draw:connector draw:style-name="gr2" draw:text-style-name="P1" draw:layer="layout" svg:x1="5.636cm" svg:y1="2.905cm" svg:x2="8.62cm" svg:y2="3.231cm" draw:start-shape="id1" draw:start-glue-point="7" draw:end-shape="id2" draw:end-glue-point="5" svg:d="m5636 2905h1714v326h1270">
          <text:p/>
        </draw:connector>
        <draw:custom-shape draw:style-name="gr3" draw:text-style-name="P1" xml:id="id2" draw:id="id2" draw:layer="layout" svg:width="4.445cm" svg:height="4.228cm" svg:x="8.62cm" svg:y="1.117cm">
          <text:p text:style-name="P1">select</text:p>
          <text:p text:style-name="P1">failover</text:p>
          <text:p text:style-name="P1">replica</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xml:id="id3" draw:id="id3" draw:layer="layout" svg:width="5.715cm" svg:height="2.54cm" svg:x="26.462cm" svg:y="9.128cm">
          <text:p text:style-name="P1">exit reporting error</text:p>
          <text:p text:style-name="P1">and which server is up</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1" draw:layer="layout" svg:x1="13.065cm" svg:y1="3.231cm" svg:x2="29.319cm" svg:y2="9.128cm" draw:start-shape="id2" draw:start-glue-point="7" draw:end-shape="id3" draw:end-glue-point="4" svg:d="m13065 3231h16254v5897">
          <text:p/>
        </draw:connector>
        <draw:frame draw:style-name="gr5" draw:layer="layout" svg:width="4.828cm" svg:height="1.673cm" svg:x="14.335cm" svg:y="2.651cm">
          <draw:text-box>
            <text:p>no good replica</text:p>
            <text:p>found</text:p>
          </draw:text-box>
        </draw:frame>
        <draw:custom-shape draw:style-name="gr1" draw:text-style-name="P1" xml:id="id6" draw:id="id6" draw:layer="layout" svg:width="4.699cm" svg:height="3.048cm" svg:x="5.374cm" svg:y="18.526cm">
          <text:p text:style-name="P1">promote</text:p>
          <text:p text:style-name="P1">replica</text:p>
          <draw:enhanced-geometry svg:viewBox="0 0 21600 21600" draw:type="rectangle" draw:enhanced-path="M 0 0 L 21600 0 21600 21600 0 21600 0 0 Z N"/>
        </draw:custom-shape>
        <draw:connector draw:style-name="gr6" draw:text-style-name="P1" draw:layer="layout" svg:x1="10.843cm" svg:y1="5.345cm" svg:x2="7.742cm" svg:y2="8.747cm" draw:start-shape="id2" draw:start-glue-point="6" draw:end-shape="id4" draw:end-glue-point="4" svg:d="m10843 5345v1702h-3101v1700">
          <text:p text:style-name="P1">replica</text:p>
          <text:p text:style-name="P1">found</text:p>
        </draw:connector>
        <draw:connector draw:style-name="gr7" draw:text-style-name="P1" draw:layer="layout" svg:x1="10.6cm" svg:y1="11.541cm" svg:x2="13.696cm" svg:y2="11.525cm" draw:start-shape="id4" draw:start-glue-point="7" draw:end-shape="id5" draw:end-glue-point="3" svg:d="m10600 11541h1548v-16h1548">
          <text:p text:style-name="P1">failure</text:p>
        </draw:connector>
        <draw:custom-shape draw:style-name="gr8" draw:text-style-name="P1" xml:id="id4" draw:id="id4" draw:layer="layout" svg:width="5.715cm" svg:height="5.588cm" svg:x="4.885cm" svg:y="8.747cm">
          <text:p text:style-name="P1">shutdown</text:p>
          <text:p text:style-name="P1">Oldmaster</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1" draw:layer="layout" svg:x1="10.073cm" svg:y1="20.05cm" svg:x2="13.319cm" svg:y2="24.431cm" draw:start-shape="id6" draw:start-glue-point="1" draw:end-shape="id7" draw:end-glue-point="3" svg:d="m10073 20050h1623v4381h1623">
          <text:p text:style-name="P1">failure</text:p>
        </draw:connector>
        <draw:connector draw:style-name="gr7" draw:text-style-name="P1" draw:layer="layout" svg:x1="7.742cm" svg:y1="14.335cm" svg:x2="7.723cm" svg:y2="18.526cm" draw:start-shape="id4" draw:start-glue-point="6" draw:end-shape="id6" svg:d="m7742 14335v2096h-19v2095">
          <text:p text:style-name="P1">success</text:p>
        </draw:connector>
        <draw:custom-shape draw:style-name="gr1" draw:text-style-name="P1" xml:id="id5" draw:id="id5" draw:layer="layout" svg:width="6.35cm" svg:height="3.429cm" svg:x="13.696cm" svg:y="9.811cm">
          <text:p text:style-name="P1">is there a</text:p>
          <text:p text:style-name="P1">connection_failover</text:p>
          <text:p text:style-name="P1">command?</text:p>
          <draw:enhanced-geometry svg:viewBox="0 0 21600 21600" draw:type="rectangle" draw:enhanced-path="M 0 0 L 21600 0 21600 21600 0 21600 0 0 Z N"/>
        </draw:custom-shape>
        <draw:connector draw:style-name="gr7" draw:text-style-name="P1" draw:layer="layout" svg:x1="20.046cm" svg:y1="11.525cm" svg:x2="26.462cm" svg:y2="10.398cm" draw:start-shape="id5" draw:start-glue-point="1" draw:end-shape="id3" draw:end-glue-point="5" svg:d="m20046 11525h3072v-1127h3344">
          <text:p text:style-name="P1">no</text:p>
        </draw:connector>
        <draw:custom-shape draw:style-name="gr1" draw:text-style-name="P1" xml:id="id8" draw:id="id8" draw:layer="layout" svg:width="5.588cm" svg:height="3.175cm" svg:x="13.869cm" svg:y="15.986cm">
          <text:p text:style-name="P1">attempt</text:p>
          <text:p text:style-name="P1">connection<text:line-break/>failover</text:p>
          <draw:enhanced-geometry svg:viewBox="0 0 21600 21600" draw:type="rectangle" draw:enhanced-path="M 0 0 L 21600 0 21600 21600 0 21600 0 0 Z N"/>
        </draw:custom-shape>
        <draw:connector draw:style-name="gr9" draw:text-style-name="P1" draw:layer="layout" svg:x1="16.871cm" svg:y1="13.24cm" svg:x2="16.663cm" svg:y2="15.986cm" draw:start-shape="id5" draw:start-glue-point="2" draw:end-shape="id8" draw:end-glue-point="0" svg:d="m16871 13240v1372h-208v1374">
          <text:p/>
        </draw:connector>
        <draw:connector draw:style-name="gr7" draw:text-style-name="P1" draw:layer="layout" svg:x1="13.869cm" svg:y1="17.573cm" svg:x2="7.723cm" svg:y2="18.526cm" draw:start-shape="id8" draw:start-glue-point="3" draw:end-shape="id6" draw:end-glue-point="0" svg:d="m13869 17573h-6146v953">
          <text:p text:style-name="P1">success</text:p>
        </draw:connector>
        <draw:custom-shape draw:style-name="gr1" draw:text-style-name="P1" xml:id="id9" draw:id="id9" draw:layer="layout" svg:width="5.842cm" svg:height="3.81cm" svg:x="20.84cm" svg:y="22.082cm">
          <text:p text:style-name="P1">are there</text:p>
          <text:p text:style-name="P1">other eligible</text:p>
          <text:p text:style-name="P1">replicas?</text:p>
          <draw:enhanced-geometry svg:viewBox="0 0 21600 21600" draw:type="rectangle" draw:enhanced-path="M 0 0 L 21600 0 21600 21600 0 21600 0 0 Z N"/>
        </draw:custom-shape>
        <draw:custom-shape draw:style-name="gr1" draw:text-style-name="P1" xml:id="id7" draw:id="id7" draw:layer="layout" svg:width="3.81cm" svg:height="4.699cm" svg:x="13.319cm" svg:y="22.082cm">
          <text:p text:style-name="P1">mark</text:p>
          <text:p text:style-name="P1">replica</text:p>
          <text:p text:style-name="P1">failed</text:p>
          <text:p text:style-name="P1">and shut</text:p>
          <text:p text:style-name="P1">it down</text:p>
          <draw:enhanced-geometry svg:viewBox="0 0 21600 21600" draw:type="rectangle" draw:enhanced-path="M 0 0 L 21600 0 21600 21600 0 21600 0 0 Z N"/>
        </draw:custom-shape>
        <draw:connector draw:style-name="gr9" draw:text-style-name="P1" draw:layer="layout" svg:x1="17.129cm" svg:y1="24.431cm" svg:x2="20.84cm" svg:y2="23.987cm" draw:start-shape="id7" draw:start-glue-point="1" draw:end-shape="id9" draw:end-glue-point="3" svg:d="m17129 24431h1856v-444h1855">
          <text:p/>
        </draw:connector>
        <draw:connector draw:style-name="gr7" draw:text-style-name="P1" draw:layer="layout" svg:x1="26.682cm" svg:y1="23.987cm" svg:x2="29.319cm" svg:y2="11.668cm" draw:start-shape="id9" draw:start-glue-point="1" draw:end-shape="id3" svg:d="m26682 23987h2637v-12319">
          <text:p/>
        </draw:connector>
        <draw:custom-shape draw:style-name="gr1" draw:text-style-name="P1" xml:id="id10" draw:id="id10" draw:layer="layout" svg:width="4.445cm" svg:height="3.81cm" svg:x="21.502cm" svg:y="28.559cm">
          <text:p text:style-name="P1">promote</text:p>
          <text:p text:style-name="P1">next</text:p>
          <text:p text:style-name="P1">replica</text:p>
          <draw:enhanced-geometry svg:viewBox="0 0 21600 21600" draw:type="rectangle" draw:enhanced-path="M 0 0 L 21600 0 21600 21600 0 21600 0 0 Z N"/>
        </draw:custom-shape>
        <draw:connector draw:style-name="gr9" draw:text-style-name="P1" draw:layer="layout" svg:x1="23.761cm" svg:y1="25.892cm" svg:x2="23.724cm" svg:y2="28.559cm" draw:start-shape="id9" draw:start-glue-point="2" draw:end-shape="id10" svg:d="m23761 25892v1334h-37v1333">
          <text:p/>
        </draw:connector>
        <draw:connector draw:style-name="gr7" draw:text-style-name="P1" draw:layer="layout" draw:line-skew="-0.896cm" svg:x1="21.502cm" svg:y1="30.464cm" svg:x2="20.84cm" svg:y2="23.987cm" draw:start-shape="id10" draw:start-glue-point="3" draw:end-shape="id9" draw:end-glue-point="3" svg:d="m21502 30464h-2059v-6477h1397">
          <text:p text:style-name="P1">failed</text:p>
        </draw:connector>
        <draw:connector draw:style-name="gr7" draw:text-style-name="P1" draw:layer="layout" svg:x1="21.502cm" svg:y1="30.464cm" svg:x2="11.795cm" svg:y2="28.749cm" draw:start-shape="id10" draw:start-glue-point="3" draw:end-shape="id11" draw:end-glue-point="1" svg:d="m21502 30464h-4854v-1715h-4853">
          <text:p text:style-name="P1">success</text:p>
        </draw:connector>
        <draw:custom-shape draw:style-name="gr1" draw:text-style-name="P1" xml:id="id11" draw:id="id11" draw:layer="layout" svg:width="5.588cm" svg:height="4.191cm" svg:x="6.207cm" svg:y="26.654cm">
          <text:p text:style-name="P1">do connection</text:p>
          <text:p text:style-name="P1">failover</text:p>
          <draw:enhanced-geometry svg:viewBox="0 0 21600 21600" draw:type="rectangle" draw:enhanced-path="M 0 0 L 21600 0 21600 21600 0 21600 0 0 Z N"/>
        </draw:custom-shape>
        <draw:connector draw:style-name="gr7" draw:text-style-name="P1" draw:layer="layout" svg:x1="19.457cm" svg:y1="17.573cm" svg:x2="23.352cm" svg:y2="17.573cm" draw:start-shape="id8" draw:start-glue-point="1" draw:end-shape="id12" svg:d="m19457 17573h3895">
          <text:p text:style-name="P1">failure</text:p>
        </draw:connector>
        <draw:connector draw:style-name="gr9" draw:text-style-name="P1" draw:layer="layout" svg:x1="7.723cm" svg:y1="21.574cm" svg:x2="9.001cm" svg:y2="26.654cm" draw:start-shape="id6" draw:start-glue-point="2" draw:end-shape="id11" svg:d="m7723 21574v2540h1278v2540">
          <text:p/>
        </draw:connector>
        <draw:custom-shape draw:style-name="gr1" draw:text-style-name="P1" xml:id="id13" draw:id="id13" draw:layer="layout" svg:width="5.207cm" svg:height="3.048cm" svg:x="2.853cm" svg:y="34.782cm">
          <text:p text:style-name="P1">do</text:p>
          <text:p text:style-name="P1">postfailover</text:p>
          <text:p text:style-name="P1">commands</text:p>
          <draw:enhanced-geometry svg:viewBox="0 0 21600 21600" draw:type="rectangle" draw:enhanced-path="M 0 0 L 21600 0 21600 21600 0 21600 0 0 Z N"/>
        </draw:custom-shape>
        <draw:connector draw:style-name="gr7" draw:text-style-name="P1" draw:layer="layout" svg:x1="6.207cm" svg:y1="28.749cm" svg:x2="5.456cm" svg:y2="34.782cm" draw:start-shape="id11" draw:start-glue-point="3" draw:end-shape="id13" draw:end-glue-point="0" svg:d="m6207 28749h-751v6033">
          <text:p text:style-name="P1">success</text:p>
        </draw:connector>
        <draw:connector draw:style-name="gr9" draw:text-style-name="P1" draw:layer="layout" draw:line-skew="2.802cm" svg:x1="9.001cm" svg:y1="30.845cm" svg:x2="29.319cm" svg:y2="11.668cm" draw:start-shape="id11" draw:start-glue-point="2" draw:end-shape="id3" draw:end-glue-point="6" svg:d="m9001 30845v3302h20318v-22479">
          <text:p/>
        </draw:connector>
        <draw:frame draw:style-name="gr10" draw:layer="layout" svg:width="2.225cm" svg:height="1.089cm" svg:x="7.919cm" svg:y="31.988cm">
          <draw:text-box>
            <text:p>failure</text:p>
          </draw:text-box>
        </draw:frame>
        <draw:custom-shape draw:style-name="gr1" draw:text-style-name="P1" xml:id="id14" draw:id="id14" draw:layer="layout" svg:width="6.223cm" svg:height="3.175cm" svg:x="2.372cm" svg:y="40.497cm">
          <text:p text:style-name="P1">report</text:p>
          <text:p text:style-name="P1">success</text:p>
          <text:p text:style-name="P1">to u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svg:x1="5.456cm" svg:y1="37.83cm" svg:x2="5.483cm" svg:y2="40.497cm" draw:start-shape="id13" draw:start-glue-point="2" draw:end-shape="id14" draw:end-glue-point="0" svg:d="m5456 37830v1333h27v1334">
          <text:p/>
        </draw:connector>
        <draw:custom-shape draw:style-name="gr1" draw:text-style-name="P1" xml:id="id12" draw:id="id12" draw:layer="layout" svg:width="3.937cm" svg:height="2.921cm" svg:x="23.352cm" svg:y="16.113cm">
          <text:p text:style-name="P1">try to </text:p>
          <text:p text:style-name="P1">reset</text:p>
          <text:p text:style-name="P1">connections</text:p>
          <draw:enhanced-geometry svg:viewBox="0 0 21600 21600" draw:type="rectangle" draw:enhanced-path="M 0 0 L 21600 0 21600 21600 0 21600 0 0 Z N"/>
        </draw:custom-shape>
        <draw:connector draw:style-name="gr9" draw:text-style-name="P1" draw:layer="layout" svg:x1="27.289cm" svg:y1="17.573cm" svg:x2="29.319cm" svg:y2="11.668cm" draw:start-shape="id12" draw:start-glue-point="1" draw:end-shape="id3" draw:end-glue-point="6" svg:d="m27289 17573h2030v-5905">
          <text:p/>
        </draw:connector>
        <draw:frame draw:style-name="gr5" draw:layer="layout" svg:width="1.205cm" svg:height="0.962cm" svg:x="27.608cm" svg:y="23.479cm">
          <draw:text-box>
            <text:p>no</text:p>
          </draw:text-box>
        </draw:frame>
        <draw:frame draw:style-name="gr11" draw:text-style-name="P2" draw:layer="layout" svg:width="15.875cm" svg:height="6.092cm" svg:x="12.811cm" svg:y="36.052cm">
          <draw:text-box>
            <text:p text:style-name="P2"><text:span text:style-name="T1">Automatic Failover</text:span></text:p>
            <text:p text:style-name="P2"><text:span text:style-name="T1">Flowchart</text:span></text:p>
          </draw:text-box>
        </draw:frame>
      </draw:page>
      <draw:page draw:name="page2" draw:style-name="dp1" draw:master-page-name="Default">
        <draw:custom-shape draw:style-name="gr1" draw:text-style-name="P3" xml:id="id15" draw:id="id15" draw:layer="layout" svg:width="4.445cm" svg:height="2.54cm" svg:x="1.635cm" svg:y="1.635cm">
          <text:p text:style-name="P3">admin</text:p>
          <text:p text:style-name="P3">calls</text:p>
          <text:p text:style-name="P3">failover</text:p>
          <draw:enhanced-geometry svg:viewBox="0 0 21600 21600" draw:glue-points="10800 0 2160 10800 10800 21600 19440 10800" draw:text-areas="4350 0 17250 21600" draw:type="flowchart-manual-operation" draw:enhanced-path="M 0 0 L 21600 0 17250 21600 4350 21600 0 0 Z N"/>
        </draw:custom-shape>
        <draw:connector draw:style-name="gr2" draw:text-style-name="P1" draw:layer="layout" svg:x1="5.636cm" svg:y1="2.905cm" svg:x2="8.874cm" svg:y2="3.095cm" draw:start-shape="id15" draw:start-glue-point="7" draw:end-shape="id16" draw:end-glue-point="3" svg:d="m5636 2905h1841v190h1397">
          <text:p/>
        </draw:connector>
        <draw:custom-shape draw:style-name="gr1" draw:text-style-name="P3" xml:id="id17" draw:id="id17" draw:layer="layout" svg:width="5.715cm" svg:height="2.54cm" svg:x="25.962cm" svg:y="9.128cm">
          <text:p text:style-name="P3">exit reporting error</text:p>
          <text:p text:style-name="P3">and which server is up</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1" draw:layer="layout" svg:x1="13.319cm" svg:y1="3.095cm" svg:x2="28.819cm" svg:y2="9.128cm" draw:start-shape="id16" draw:start-glue-point="1" draw:end-shape="id17" draw:end-glue-point="4" svg:d="m13319 3095h15500v6033">
          <text:p/>
        </draw:connector>
        <draw:frame draw:style-name="gr5" draw:text-style-name="P4" draw:layer="layout" svg:width="3.597cm" svg:height="0.962cm" svg:x="14.335cm" svg:y="2.651cm">
          <draw:text-box>
            <text:p text:style-name="P4">bad replica</text:p>
          </draw:text-box>
        </draw:frame>
        <draw:custom-shape draw:style-name="gr1" draw:text-style-name="P3" xml:id="id19" draw:id="id19" draw:layer="layout" svg:width="4.699cm" svg:height="3.048cm" svg:x="5.374cm" svg:y="18.526cm">
          <text:p text:style-name="P3">promote</text:p>
          <text:p text:style-name="P3">replica</text:p>
          <draw:enhanced-geometry svg:viewBox="0 0 21600 21600" draw:type="rectangle" draw:enhanced-path="M 0 0 L 21600 0 21600 21600 0 21600 0 0 Z N"/>
        </draw:custom-shape>
        <draw:connector draw:style-name="gr6" draw:text-style-name="P1" draw:layer="layout" svg:x1="11.096cm" svg:y1="4.429cm" svg:x2="7.742cm" svg:y2="8.747cm" draw:start-shape="id16" draw:start-glue-point="2" draw:end-shape="id18" draw:end-glue-point="4" svg:d="m11096 4429v2159h-3354v2159">
          <text:p text:style-name="P1">verified</text:p>
        </draw:connector>
        <draw:connector draw:style-name="gr7" draw:text-style-name="P1" draw:layer="layout" svg:x1="10.6cm" svg:y1="11.541cm" svg:x2="25.962cm" svg:y2="10.398cm" draw:start-shape="id18" draw:start-glue-point="7" draw:end-shape="id17" svg:d="m10600 11541h7545v-1143h7817">
          <text:p text:style-name="P1">failure</text:p>
        </draw:connector>
        <draw:custom-shape draw:style-name="gr8" draw:text-style-name="P3" xml:id="id18" draw:id="id18" draw:layer="layout" svg:width="5.715cm" svg:height="5.588cm" svg:x="4.885cm" svg:y="8.747cm">
          <text:p text:style-name="P3">shutdown</text:p>
          <text:p text:style-name="P3">Oldmaster</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1" draw:layer="layout" svg:x1="10.073cm" svg:y1="20.05cm" svg:x2="13.319cm" svg:y2="24.431cm" draw:start-shape="id19" draw:start-glue-point="1" draw:end-shape="id20" draw:end-glue-point="3" svg:d="m10073 20050h1623v4381h1623">
          <text:p text:style-name="P1">failure</text:p>
        </draw:connector>
        <draw:connector draw:style-name="gr7" draw:text-style-name="P1" draw:layer="layout" svg:x1="7.742cm" svg:y1="14.335cm" svg:x2="7.723cm" svg:y2="18.526cm" draw:start-shape="id18" draw:start-glue-point="6" draw:end-shape="id19" svg:d="m7742 14335v2096h-19v2095">
          <text:p text:style-name="P1">success</text:p>
        </draw:connector>
        <draw:custom-shape draw:style-name="gr1" draw:text-style-name="P3" xml:id="id21" draw:id="id21" draw:layer="layout" svg:width="5.842cm" svg:height="3.81cm" svg:x="20.84cm" svg:y="22.082cm">
          <text:p text:style-name="P3">bring up</text:p>
          <text:p text:style-name="P3">oldmaster</text:p>
          <draw:enhanced-geometry svg:viewBox="0 0 21600 21600" draw:type="rectangle" draw:enhanced-path="M 0 0 L 21600 0 21600 21600 0 21600 0 0 Z N"/>
        </draw:custom-shape>
        <draw:custom-shape draw:style-name="gr1" draw:text-style-name="P3" xml:id="id20" draw:id="id20" draw:layer="layout" svg:width="3.81cm" svg:height="4.699cm" svg:x="13.319cm" svg:y="22.082cm">
          <text:p text:style-name="P3">mark</text:p>
          <text:p text:style-name="P3">replica</text:p>
          <text:p text:style-name="P3">failed</text:p>
          <text:p text:style-name="P3">and shut</text:p>
          <text:p text:style-name="P3">it down</text:p>
          <draw:enhanced-geometry svg:viewBox="0 0 21600 21600" draw:type="rectangle" draw:enhanced-path="M 0 0 L 21600 0 21600 21600 0 21600 0 0 Z N"/>
        </draw:custom-shape>
        <draw:connector draw:style-name="gr9" draw:text-style-name="P1" draw:layer="layout" svg:x1="17.129cm" svg:y1="24.431cm" svg:x2="20.84cm" svg:y2="23.987cm" draw:start-shape="id20" draw:start-glue-point="1" draw:end-shape="id21" draw:end-glue-point="3" svg:d="m17129 24431h1856v-444h1855">
          <text:p/>
        </draw:connector>
        <draw:connector draw:style-name="gr7" draw:text-style-name="P1" draw:layer="layout" svg:x1="26.682cm" svg:y1="23.987cm" svg:x2="28.819cm" svg:y2="11.668cm" draw:start-shape="id21" draw:start-glue-point="1" draw:end-shape="id17" svg:d="m26682 23987h2137v-12319">
          <text:p/>
        </draw:connector>
        <draw:custom-shape draw:style-name="gr1" draw:text-style-name="P3" xml:id="id22" draw:id="id22" draw:layer="layout" svg:width="5.588cm" svg:height="4.191cm" svg:x="6.207cm" svg:y="26.654cm">
          <text:p text:style-name="P3">do connection</text:p>
          <text:p text:style-name="P3">failover</text:p>
          <draw:enhanced-geometry svg:viewBox="0 0 21600 21600" draw:type="rectangle" draw:enhanced-path="M 0 0 L 21600 0 21600 21600 0 21600 0 0 Z N"/>
        </draw:custom-shape>
        <draw:connector draw:style-name="gr9" draw:text-style-name="P1" draw:layer="layout" svg:x1="7.723cm" svg:y1="21.574cm" svg:x2="9.001cm" svg:y2="26.654cm" draw:start-shape="id19" draw:start-glue-point="2" draw:end-shape="id22" svg:d="m7723 21574v2540h1278v2540">
          <text:p/>
        </draw:connector>
        <draw:custom-shape draw:style-name="gr1" draw:text-style-name="P3" xml:id="id23" draw:id="id23" draw:layer="layout" svg:width="5.207cm" svg:height="3.048cm" svg:x="2.853cm" svg:y="34.782cm">
          <text:p text:style-name="P3">do</text:p>
          <text:p text:style-name="P3">postfailover</text:p>
          <text:p text:style-name="P3">commands</text:p>
          <draw:enhanced-geometry svg:viewBox="0 0 21600 21600" draw:type="rectangle" draw:enhanced-path="M 0 0 L 21600 0 21600 21600 0 21600 0 0 Z N"/>
        </draw:custom-shape>
        <draw:connector draw:style-name="gr7" draw:text-style-name="P1" draw:layer="layout" svg:x1="6.207cm" svg:y1="28.749cm" svg:x2="5.456cm" svg:y2="34.782cm" draw:start-shape="id22" draw:start-glue-point="3" draw:end-shape="id23" draw:end-glue-point="0" svg:d="m6207 28749h-751v6033">
          <text:p text:style-name="P1">success</text:p>
        </draw:connector>
        <draw:connector draw:style-name="gr9" draw:text-style-name="P1" draw:layer="layout" svg:x1="9.001cm" svg:y1="30.845cm" svg:x2="15.351cm" svg:y2="31.289cm" draw:start-shape="id22" draw:start-glue-point="2" draw:end-shape="id24" draw:end-glue-point="3" svg:d="m9001 30845v500h4572v-56h1778">
          <text:p/>
        </draw:connector>
        <draw:frame draw:style-name="gr10" draw:text-style-name="P4" draw:layer="layout" svg:width="2.225cm" svg:height="1.089cm" svg:x="7.919cm" svg:y="31.988cm">
          <draw:text-box>
            <text:p text:style-name="P4">failure</text:p>
          </draw:text-box>
        </draw:frame>
        <draw:custom-shape draw:style-name="gr1" draw:text-style-name="P3" xml:id="id25" draw:id="id25" draw:layer="layout" svg:width="6.223cm" svg:height="3.175cm" svg:x="2.372cm" svg:y="40.497cm">
          <text:p text:style-name="P3">report</text:p>
          <text:p text:style-name="P3">success</text:p>
          <text:p text:style-name="P3">to u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svg:x1="5.456cm" svg:y1="37.83cm" svg:x2="5.483cm" svg:y2="40.497cm" draw:start-shape="id23" draw:start-glue-point="2" draw:end-shape="id25" draw:end-glue-point="0" svg:d="m5456 37830v1333h27v1334">
          <text:p/>
        </draw:connector>
        <draw:frame draw:style-name="gr5" draw:text-style-name="P4" draw:layer="layout" svg:width="2.013cm" svg:height="0.962cm" svg:x="26.927cm" svg:y="22.844cm">
          <draw:text-box>
            <text:p text:style-name="P4">failed</text:p>
          </draw:text-box>
        </draw:frame>
        <draw:frame draw:style-name="gr11" draw:text-style-name="P2" draw:layer="layout" svg:width="15.875cm" svg:height="6.092cm" svg:x="12.811cm" svg:y="36.052cm">
          <draw:text-box>
            <text:p text:style-name="P2"><text:span text:style-name="T1">Manual</text:span></text:p>
            <text:p text:style-name="P2"><text:span text:style-name="T1">Failover</text:span></text:p>
            <text:p text:style-name="P2"><text:span text:style-name="T1">Flowchart</text:span></text:p>
          </draw:text-box>
        </draw:frame>
        <draw:custom-shape draw:style-name="gr1" draw:text-style-name="P1" xml:id="id16" draw:id="id16" draw:layer="layout" svg:width="4.445cm" svg:height="2.667cm" svg:x="8.874cm" svg:y="1.762cm">
          <text:p text:style-name="P1">verify</text:p>
          <text:p text:style-name="P1">selected</text:p>
          <text:p text:style-name="P1">replica</text:p>
          <draw:enhanced-geometry svg:viewBox="0 0 21600 21600" draw:type="rectangle" draw:enhanced-path="M 0 0 L 21600 0 21600 21600 0 21600 0 0 Z N"/>
        </draw:custom-shape>
        <draw:custom-shape draw:style-name="gr1" draw:text-style-name="P1" xml:id="id24" draw:id="id24" draw:layer="layout" svg:width="4.826cm" svg:height="2.921cm" svg:x="15.351cm" svg:y="29.829cm">
          <text:p text:style-name="P1">reset</text:p>
          <text:p text:style-name="P1">connections</text:p>
          <draw:enhanced-geometry svg:viewBox="0 0 21600 21600" draw:type="rectangle" draw:enhanced-path="M 0 0 L 21600 0 21600 21600 0 21600 0 0 Z N"/>
        </draw:custom-shape>
        <draw:connector draw:style-name="gr7" draw:text-style-name="P1" draw:layer="layout" svg:x1="17.764cm" svg:y1="29.829cm" svg:x2="23.761cm" svg:y2="25.892cm" draw:start-shape="id24" draw:start-glue-point="0" draw:end-shape="id21" draw:end-glue-point="2" svg:d="m17764 29829v-1969h5997v-1968">
          <text:p text:style-name="P1">success</text:p>
        </draw:connector>
        <draw:connector draw:style-name="gr9" draw:text-style-name="P1" draw:layer="layout" svg:x1="20.177cm" svg:y1="31.289cm" svg:x2="28.819cm" svg:y2="11.668cm" draw:start-shape="id24" draw:start-glue-point="1" draw:end-shape="id17" draw:end-glue-point="6" svg:d="m20177 31289h8642v-19621">
          <text:p/>
        </draw:connector>
        <draw:frame draw:style-name="gr5" draw:layer="layout" svg:width="2.225cm" svg:height="0.962cm" svg:x="21.828cm" svg:y="30.21cm">
          <draw:text-box>
            <text:p>failure</text:p>
          </draw:text-box>
        </draw:frame>
      </draw:page>
      <draw:page draw:name="page3" draw:style-name="dp1" draw:master-page-name="Default">
        <draw:frame draw:style-name="gr12" draw:text-style-name="P5" draw:layer="layout" svg:width="20.32cm" svg:height="2.409cm" svg:x="1.762cm" svg:y="1.889cm">
          <draw:text-box>
            <text:p text:style-name="P5"><text:span text:style-name="T1">Select Failover Replica (auto)</text:span></text:p>
          </draw:text-box>
        </draw:frame>
        <draw:custom-shape draw:style-name="gr1" draw:text-style-name="P1" xml:id="id26" draw:id="id26" draw:layer="layout" svg:width="4.572cm" svg:height="3.175cm" svg:x="2.27cm" svg:y="4.048cm">
          <text:p text:style-name="P1">get list</text:p>
          <text:p text:style-name="P1">of replicas</text:p>
          <draw:enhanced-geometry svg:viewBox="0 0 21600 21600" draw:type="rectangle" draw:enhanced-path="M 0 0 L 21600 0 21600 21600 0 21600 0 0 Z N"/>
        </draw:custom-shape>
        <draw:connector draw:style-name="gr9" draw:text-style-name="P1" draw:layer="layout" svg:x1="6.842cm" svg:y1="5.635cm" svg:x2="10.144cm" svg:y2="5.672cm" draw:start-shape="id26" draw:start-glue-point="1" draw:end-shape="id27" draw:end-glue-point="6" svg:d="m6842 5635h1651v37h1651">
          <text:p/>
        </draw:connector>
        <draw:custom-shape draw:style-name="gr1" draw:text-style-name="P1" xml:id="id27" draw:id="id27" draw:layer="layout" svg:width="3.429cm" svg:height="3.556cm" svg:x="10.144cm" svg:y="3.894cm">
          <text:p text:style-name="P1">for each<text:line-break/>replic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 draw:text-style-name="P1" xml:id="id28" draw:id="id28" draw:layer="layout" svg:width="4.445cm" svg:height="2.54cm" svg:x="16.929cm" svg:y="4.256cm">
          <text:p text:style-name="P1">check</text:p>
          <text:p text:style-name="P1">still<text:line-break/>replicating</text:p>
          <draw:enhanced-geometry svg:viewBox="0 0 21600 21600" draw:type="rectangle" draw:enhanced-path="M 0 0 L 21600 0 21600 21600 0 21600 0 0 Z N"/>
        </draw:custom-shape>
        <draw:custom-shape draw:style-name="gr1" draw:text-style-name="P1" xml:id="id29" draw:id="id29" draw:layer="layout" svg:width="3.937cm" svg:height="2.413cm" svg:x="24.103cm" svg:y="4.302cm">
          <text:p text:style-name="P1">check</text:p>
          <text:p text:style-name="P1">replay lag</text:p>
          <text:p text:style-name="P1">allowed</text:p>
          <draw:enhanced-geometry svg:viewBox="0 0 21600 21600" draw:mirror-horizontal="false" draw:mirror-vertical="false" draw:type="rectangle" draw:enhanced-path="M 0 0 L 21600 0 21600 21600 0 21600 0 0 Z N"/>
        </draw:custom-shape>
        <draw:connector draw:style-name="gr9" draw:text-style-name="P1" draw:layer="layout" svg:x1="13.573cm" svg:y1="5.672cm" svg:x2="16.929cm" svg:y2="5.526cm" draw:start-shape="id27" draw:start-glue-point="10" draw:end-shape="id28" draw:end-glue-point="3" svg:d="m13573 5672h1678v-146h1678">
          <text:p/>
        </draw:connector>
        <draw:connector draw:style-name="gr9" draw:text-style-name="P1" draw:layer="layout" svg:x1="21.374cm" svg:y1="5.526cm" svg:x2="24.103cm" svg:y2="5.508cm" draw:start-shape="id28" draw:start-glue-point="1" draw:end-shape="id29" svg:d="m21374 5526h1364v-18h1365">
          <text:p/>
        </draw:connector>
        <draw:custom-shape draw:style-name="gr1" draw:text-style-name="P1" xml:id="id30" draw:id="id30" draw:layer="layout" svg:width="4.064cm" svg:height="2.286cm" svg:x="24.041cm" svg:y="8.493cm">
          <text:p text:style-name="P1">sort</text:p>
          <text:p text:style-name="P1">by replica</text:p>
          <text:p text:style-name="P1">priority</text:p>
          <draw:enhanced-geometry svg:viewBox="0 0 21600 21600" draw:type="rectangle" draw:enhanced-path="M 0 0 L 21600 0 21600 21600 0 21600 0 0 Z N"/>
        </draw:custom-shape>
        <draw:custom-shape draw:style-name="gr1" draw:text-style-name="P1" xml:id="id31" draw:id="id31" draw:layer="layout" svg:width="4.572cm" svg:height="2.667cm" svg:x="17.002cm" svg:y="8.258cm">
          <text:p text:style-name="P1">add replica</text:p>
          <text:p text:style-name="P1">to list</text:p>
          <draw:enhanced-geometry svg:viewBox="0 0 21600 21600" draw:type="rectangle" draw:enhanced-path="M 0 0 L 21600 0 21600 21600 0 21600 0 0 Z N"/>
        </draw:custom-shape>
        <draw:connector draw:style-name="gr9" draw:text-style-name="P1" draw:layer="layout" svg:x1="26.071cm" svg:y1="6.715cm" svg:x2="26.073cm" svg:y2="8.493cm" draw:start-shape="id29" draw:start-glue-point="2" draw:end-shape="id30" svg:d="m26071 6715v889h2v889">
          <text:p/>
        </draw:connector>
        <draw:connector draw:style-name="gr9" draw:text-style-name="P1" draw:layer="layout" svg:x1="24.041cm" svg:y1="9.636cm" svg:x2="21.574cm" svg:y2="9.591cm" draw:start-shape="id30" draw:start-glue-point="3" draw:end-shape="id31" draw:end-glue-point="1" svg:d="m24041 9636h-1233v-45h-1234">
          <text:p/>
        </draw:connector>
        <draw:connector draw:style-name="gr9" draw:text-style-name="P1" draw:layer="layout" svg:x1="17.002cm" svg:y1="9.591cm" svg:x2="13.071cm" svg:y2="6.93cm" draw:start-shape="id31" draw:start-glue-point="3" draw:end-shape="id27" draw:end-glue-point="9" svg:d="m17002 9591h-1714v-2661h-2217">
          <text:p/>
        </draw:connector>
        <draw:custom-shape draw:style-name="gr1" draw:text-style-name="P1" xml:id="id32" draw:id="id32" draw:layer="layout" svg:width="4.191cm" svg:height="2.413cm" svg:x="8.874cm" svg:y="9.382cm">
          <text:p text:style-name="P1">any good</text:p>
          <text:p text:style-name="P1">replicas?</text:p>
          <draw:enhanced-geometry svg:viewBox="0 0 21600 21600" draw:type="rectangle" draw:enhanced-path="M 0 0 L 21600 0 21600 21600 0 21600 0 0 Z N"/>
        </draw:custom-shape>
        <draw:connector draw:style-name="gr9" draw:text-style-name="P1" draw:layer="layout" svg:x1="11.859cm" svg:y1="7.45cm" svg:x2="10.969cm" svg:y2="9.382cm" draw:start-shape="id27" draw:start-glue-point="8" draw:end-shape="id32" draw:end-glue-point="0" svg:d="m11859 7450v966h-890v966">
          <text:p/>
        </draw:connector>
        <draw:custom-shape draw:style-name="gr1" draw:text-style-name="P1" xml:id="id33" draw:id="id33" draw:layer="layout" svg:width="3.556cm" svg:height="1.778cm" svg:x="5.699cm" svg:y="13.319cm">
          <text:p text:style-name="P1">return li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xml:id="id34" draw:id="id34" draw:layer="layout" svg:width="4.953cm" svg:height="3.683cm" svg:x="12.176cm" svg:y="12.43cm">
          <text:p text:style-name="P1">error</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7" draw:text-style-name="P1" draw:layer="layout" svg:x1="8.874cm" svg:y1="10.588cm" svg:x2="7.477cm" svg:y2="13.319cm" draw:start-shape="id32" draw:start-glue-point="3" draw:end-shape="id33" draw:end-glue-point="0" svg:d="m8874 10588h-1397v2731">
          <text:p text:style-name="P1">yes</text:p>
        </draw:connector>
        <draw:connector draw:style-name="gr7" draw:text-style-name="P1" draw:layer="layout" svg:x1="13.065cm" svg:y1="10.588cm" svg:x2="14.652cm" svg:y2="12.43cm" draw:start-shape="id32" draw:start-glue-point="1" draw:end-shape="id34" svg:d="m13065 10588h1587v1842">
          <text:p text:style-name="P1">no</text:p>
        </draw:connector>
        <draw:frame draw:style-name="gr12" draw:text-style-name="P5" draw:layer="layout" svg:width="17.78cm" svg:height="2.409cm" svg:x="1.889cm" svg:y="18.657cm">
          <draw:text-box>
            <text:p text:style-name="P5"><text:span text:style-name="T1">Shutdown Master (auto)</text:span></text:p>
          </draw:text-box>
        </draw:frame>
        <draw:custom-shape draw:style-name="gr1" draw:text-style-name="P1" xml:id="id35" draw:id="id35" draw:layer="layout" svg:width="5.334cm" svg:height="2.667cm" svg:x="2.524cm" svg:y="21.066cm">
          <text:p text:style-name="P1">can</text:p>
          <text:p text:style-name="P1">fabric </text:p>
          <text:p text:style-name="P1">connect?</text:p>
          <draw:enhanced-geometry svg:viewBox="0 0 21600 21600" draw:type="rectangle" draw:enhanced-path="M 0 0 L 21600 0 21600 21600 0 21600 0 0 Z N"/>
        </draw:custom-shape>
        <draw:custom-shape draw:style-name="gr1" draw:text-style-name="P1" xml:id="id36" draw:id="id36" draw:layer="layout" svg:width="5.334cm" svg:height="2.794cm" svg:x="2.397cm" svg:y="26.908cm">
          <text:p text:style-name="P1">can</text:p>
          <text:p text:style-name="P1">psycopg2</text:p>
          <text:p text:style-name="P1">connect?</text:p>
          <draw:enhanced-geometry svg:viewBox="0 0 21600 21600" draw:type="rectangle" draw:enhanced-path="M 0 0 L 21600 0 21600 21600 0 21600 0 0 Z N"/>
        </draw:custom-shape>
        <draw:connector draw:style-name="gr7" draw:text-style-name="P1" draw:layer="layout" svg:x1="5.191cm" svg:y1="23.733cm" svg:x2="5.064cm" svg:y2="26.908cm" draw:start-shape="id35" draw:start-glue-point="2" draw:end-shape="id36" draw:end-glue-point="0" svg:d="m5191 23733v1587h-127v1588">
          <text:p text:style-name="P1">no</text:p>
        </draw:connector>
        <draw:custom-shape draw:style-name="gr1" draw:text-style-name="P1" xml:id="id37" draw:id="id37" draw:layer="layout" svg:width="4.445cm" svg:height="2.032cm" svg:x="11.922cm" svg:y="26.527cm">
          <text:p text:style-name="P1">return</text:p>
          <text:p text:style-name="P1">suc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svg:x1="7.731cm" svg:y1="28.305cm" svg:x2="11.922cm" svg:y2="27.543cm" draw:start-shape="id36" draw:start-glue-point="1" draw:end-shape="id37" svg:d="m7731 28305h2095v-762h2096">
          <text:p text:style-name="P1">no</text:p>
        </draw:connector>
        <draw:connector draw:style-name="gr9" draw:text-style-name="P1" draw:layer="layout" svg:x1="5.064cm" svg:y1="29.702cm" svg:x2="14.278cm" svg:y2="31.674cm" draw:start-shape="id36" draw:start-glue-point="2" draw:end-shape="id38" draw:end-glue-point="4" svg:d="m5064 29702v825h9214v1147">
          <text:p/>
        </draw:connector>
        <draw:custom-shape draw:style-name="gr13" draw:text-style-name="P1" xml:id="id38" draw:id="id38" draw:layer="layout" svg:width="4.953cm" svg:height="3.683cm" svg:x="12.049cm" svg:y="31.353cm">
          <text:p text:style-name="P1">error</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5" draw:layer="layout" svg:width="1.488cm" svg:height="0.962cm" svg:x="8.874cm" svg:y="28.178cm">
          <draw:text-box>
            <text:p>yes</text:p>
          </draw:text-box>
        </draw:frame>
        <draw:custom-shape draw:style-name="gr1" draw:text-style-name="P1" xml:id="id39" draw:id="id39" draw:layer="layout" svg:width="4.953cm" svg:height="2.921cm" svg:x="19.669cm" svg:y="20.939cm">
          <text:p text:style-name="P1">check</text:p>
          <text:p text:style-name="P1">if postgres</text:p>
          <text:p text:style-name="P1">running</text:p>
          <draw:enhanced-geometry svg:viewBox="0 0 21600 21600" draw:type="rectangle" draw:enhanced-path="M 0 0 L 21600 0 21600 21600 0 21600 0 0 Z N"/>
        </draw:custom-shape>
        <draw:connector draw:style-name="gr7" draw:text-style-name="P1" draw:layer="layout" svg:x1="7.858cm" svg:y1="22.399cm" svg:x2="12.119cm" svg:y2="22.418cm" draw:start-shape="id35" draw:start-glue-point="1" svg:d="m7858 22399h2381v19h1880">
          <text:p text:style-name="P1">yes</text:p>
        </draw:connector>
        <draw:connector draw:style-name="gr7" draw:text-style-name="P1" draw:layer="layout" svg:x1="22.145cm" svg:y1="23.86cm" svg:x2="16.367cm" svg:y2="27.543cm" draw:start-shape="id39" draw:start-glue-point="2" draw:end-shape="id37" draw:end-glue-point="1" svg:d="m22145 23860v3683h-5778">
          <text:p/>
        </draw:connector>
        <draw:frame draw:style-name="gr14" draw:text-style-name="P1" draw:layer="layout" svg:width="1.205cm" svg:height="0.963cm" svg:x="20.938cm" svg:y="25.183cm">
          <draw:text-box>
            <text:p text:style-name="P1">no</text:p>
          </draw:text-box>
        </draw:frame>
        <draw:custom-shape draw:style-name="gr1" draw:text-style-name="P1" xml:id="id40" draw:id="id40" draw:layer="layout" svg:width="4.064cm" svg:height="2.667cm" svg:x="12.176cm" svg:y="21.066cm">
          <text:p text:style-name="P1">send</text:p>
          <text:p text:style-name="P1">shudown</text:p>
          <text:p text:style-name="P1">command</text:p>
          <draw:enhanced-geometry svg:viewBox="0 0 21600 21600" draw:type="rectangle" draw:enhanced-path="M 0 0 L 21600 0 21600 21600 0 21600 0 0 Z N"/>
        </draw:custom-shape>
        <draw:connector draw:style-name="gr9" draw:text-style-name="P1" draw:layer="layout" svg:x1="16.24cm" svg:y1="22.399cm" svg:x2="19.669cm" svg:y2="22.399cm" draw:start-shape="id40" draw:start-glue-point="1" draw:end-shape="id39" draw:end-glue-point="3" svg:d="m16240 22399h3429">
          <text:p/>
        </draw:connector>
        <draw:connector draw:style-name="gr9" draw:text-style-name="P1" draw:layer="layout" svg:x1="24.622cm" svg:y1="22.399cm" svg:x2="17.002cm" svg:y2="32.486cm" draw:start-shape="id39" draw:start-glue-point="1" draw:end-shape="id38" draw:end-glue-point="7" svg:d="m24622 22399h500v10087h-8120">
          <text:p/>
        </draw:connector>
        <draw:frame draw:style-name="gr15" draw:layer="layout" svg:width="1.488cm" svg:height="0.962cm" svg:x="24.404cm" svg:y="26.273cm">
          <draw:text-box>
            <text:p>ye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3.02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sh </meta:initial-creator>
    <meta:creation-date>2013-10-14T11:19:56</meta:creation-date>
    <dc:date>2013-10-14T13:35:46</dc:date>
    <dc:creator>Josh </dc:creator>
    <meta:editing-duration>PT37M17S</meta:editing-duration>
    <meta:editing-cycles>4</meta:editing-cycles>
    <meta:generator>LibreOffice/3.6$Linux_X86_64 LibreOffice_project/360m1$Build-2</meta:generator>
    <meta:document-statistic meta:object-count="104"/>
  </office:meta>
</office:document-meta>
</file>